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struzion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4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4,f1,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2,f1,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,f4,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,v5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4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4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4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2,f1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x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,f4,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i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j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7:00:46.425787407</meta:creation-date>
    <dc:date>2019-02-21T17:14:05.303971989</dc:date>
    <meta:editing-duration>PT13M17S</meta:editing-duration>
    <meta:editing-cycles>4</meta:editing-cycles>
    <meta:generator>LibreOffice/6.0.7.3$Linux_X86_64 LibreOffice_project/00m0$Build-3</meta:generator>
    <meta:document-statistic meta:table-count="1" meta:cell-count="151" meta:object-count="0"/>
  </office:meta>
</office:document-meta>
</file>